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663.85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48.15pt"/>
    </style:style>
    <style:style style:name="co6" style:family="table-column">
      <style:table-column-properties fo:break-before="auto" style:column-width="184.45pt"/>
    </style:style>
    <style:style style:name="co7" style:family="table-column">
      <style:table-column-properties fo:break-before="auto" style:column-width="207.64pt"/>
    </style:style>
    <style:style style:name="co8" style:family="table-column">
      <style:table-column-properties fo:break-before="auto" style:column-width="247.75pt"/>
    </style:style>
    <style:style style:name="co9" style:family="table-column">
      <style:table-column-properties fo:break-before="auto" style:column-width="273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  <style:style style:name="ce5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ce181e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ext-properties fo:color="#000000" fo:font-weight="normal" style:font-weight-asian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e181e"/>
    </style:style>
    <style:style style:name="ce27" style:family="table-cell" style:parent-style-name="Default">
      <style:table-cell-properties fo:background-color="#00ff3c"/>
    </style:style>
    <style:style style:name="ce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" style:family="table-cell" style:parent-style-name="Default">
      <style:table-cell-properties fo:background-color="#1dff02" style:text-align-source="fix" style:repeat-content="false" fo:border="0.06pt solid #000000"/>
      <style:paragraph-properties fo:text-align="center" fo:margin-left="0pt"/>
      <style:text-properties fo:color="#000000"/>
    </style:style>
    <style:style style:name="ce24" style:family="table-cell" style:parent-style-name="Default">
      <style:table-cell-properties fo:background-color="#ce181e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46fc00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00ff4a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00ff32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ce41" style:family="table-cell" style:parent-style-name="Default">
      <style:table-cell-properties fo:background-color="#00ff3c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style:font-weight-asian="bold" style:font-weight-complex="bold"/>
    </style:style>
    <style:style style:name="T3" style:family="text">
      <style:text-properties style:language-asian="zh" style:country-asian="CN" style:font-relief="none" fo:font-size="10pt" style:language-complex="hi" style:country-complex="IN" style:font-name="Liberation Sans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complex="Lohit Devanagari" style:text-overline-style="none" style:text-overline-color="font-color" style:font-name-asian="Noto Sans CJK SC" fo:language="en" fo:country="US"/>
    </style:style>
    <style:style style:name="T4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5" style:family="text">
      <style:text-properties style:font-relief="none" fo:font-size="10pt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complex="Lohit Devanagari" style:text-overline-style="none" style:text-overline-color="font-color" style:font-name-asian="Noto Sans CJK SC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6" style:family="text">
      <style:text-properties fo:font-size="10pt" fo:font-weight="normal" style:language-asian="zh" style:country-asian="CN" style:font-name="Liberation Sans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Noto Sans CJK SC" style:font-name-complex="Lohit Devanagari" style:font-relief="none"/>
    </style:style>
    <style:style style:name="T7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Monospace" fo:language="none" fo:country="none" style:language-asian="none" style:country-asian="none" style:language-complex="none" style:country-complex="none" style:font-weight-asian="bold" style:font-weight-complex="bold"/>
    </style:style>
    <style:style style:name="T8" style:family="text">
      <style:text-properties fo:font-size="10pt" fo:font-weight="normal" style:text-line-through-mode="continuous" fo:text-shadow="none" style:text-outline="false" fo:font-style="normal" style:text-line-through-type="none" style:text-underline-style="none" style:text-underline-color="font-color" style:text-emphasize="none" style:font-style-complex="normal" style:font-style-asian="normal" style:font-size-complex="10pt" style:font-size-asian="10pt" style:text-overline-style="none" style:text-overline-color="font-color" style:font-name-asian="Noto Sans CJK SC" style:font-name-complex="Lohit Devanagari" style:font-relief="none" style:font-name="Liberation Sans" fo:language="en" fo:country="US" style:language-asian="zh" style:country-asian="CN" style:language-complex="hi" style:country-complex="IN" style:font-weight-asian="normal" style:font-weight-complex="normal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rs</text:p>
          </table:table-cell>
          <table:table-cell office:value-type="string" calcext:value-type="string">
            <text:p>statu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r 3.PWM mode. Generate static PWM 1000 Hz 50/50 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Timer 3.PWM mode. </text:span>Generate dynamic PWM 1000 Hz from 0 to 100 % (Changing duty cycle in main function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mer 3. Interrupt. Generate interrupt and toggle LED (PD 15 (Blue LED)) One sec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r 3. Interrupt. Change duty cycle PWM from interrupt. Perion 0.01 sec, from 0 to 100 % and back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r 3. Interrupt. Change duty cycle PWM from interrupt. Work with servo motor. 50 Hz. Duty cycle from 0.001 to 0.002 sec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imet 3. DMA</text:p>
          </table:table-cell>
          <table:table-cell table:style-name="ce3"/>
          <table:table-cell table:number-columns-repeated="3"/>
          <table:table-cell office:value-type="string" calcext:value-type="string">
            <text:p>Module</text:p>
          </table:table-cell>
          <table:table-cell office:value-type="string" calcext:value-type="string">
            <text:p>Comunica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r 3. Interrupt. Processing something from interrupt. <text:s/>(Keyboard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imer 3. Work with CallBack functions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  <table:table-cell table:style-name="ce8" office:value-type="string" calcext:value-type="string">
            <text:p>1. Communication</text:p>
          </table:table-cell>
          <table:table-cell table:style-name="ce8" office:value-type="string" calcext:value-type="string">
            <text:p>1. GSM (SI800L)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SMS (Receive/Transmit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5"/>
          <table:table-cell table:style-name="ce8" office:value-type="string" calcext:value-type="string">
            <text:p>Call (Receive/Transmit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nect LCD 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2. Nrf 24L01 +</text:p>
          </table:table-cell>
          <table:table-cell table:style-name="ce8" office:value-type="string" calcext:value-type="string">
            <text:p>SPI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 touchscreen <text:s/>to STM32 (first test print)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n random generate figures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3. ESP</text:p>
          </table:table-cell>
          <table:table-cell table:style-name="ce8" office:value-type="string" calcext:value-type="string">
            <text:p>UART??</text:p>
          </table:table-cell>
          <table:table-cell table:style-name="ce8" office:value-type="string" calcext:value-type="string">
            <text:p>Connect to WiFi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Add simple menu. Turn off/on RED LED. Print menu item only on one line on LCD.</text:p>
          </table:table-cell>
          <table:table-cell table:style-name="ce2" office:value-type="string" calcext:value-type="string">
            <text:p>DONE</text:p>
          </table:table-cell>
          <table:table-cell/>
          <table:table-cell office:value-type="string" calcext:value-type="string">
            <text:p>https://stm32withoutfear.blogspot.com/2017/02/stm32-micromenu-2.html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Print all menu item on LCD</text:p>
          </table:table-cell>
          <table:table-cell table:style-name="ce2" office:value-type="string" calcext:value-type="string">
            <text:p>DONE</text:p>
          </table:table-cell>
          <table:table-cell table:number-columns-repeated="3"/>
          <table:table-cell table:style-name="ce8" office:value-type="string" calcext:value-type="string">
            <text:p>4. LoRa</text:p>
          </table:table-cell>
          <table:table-cell table:style-name="ce8" office:value-type="string" calcext:value-type="string">
            <text:p>UART</text:p>
          </table:table-cell>
          <table:table-cell table:style-name="ce8" office:value-type="string" calcext:value-type="string">
            <text:p>Point to point <text:s/>(Receive/Transmit data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Як користуватись тачскрін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10"/>
          <table:table-cell table:number-columns-repeated="2"/>
          <table:table-cell table:style-name="ce8" office:value-type="string" calcext:value-type="string">
            <text:p>2. Sensors</text:p>
          </table:table-cell>
          <table:table-cell table:style-name="ce8" office:value-type="string" calcext:value-type="string">
            <text:p>1 .AM2302</text:p>
          </table:table-cell>
          <table:table-cell table:style-name="ce8" office:value-type="string" calcext:value-type="string">
            <text:p>one wire</text:p>
          </table:table-cell>
          <table:table-cell table:style-name="ce8" office:value-type="string" calcext:value-type="string">
            <text:p>Measure humidity and temperatu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2. BME/BMP280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Measure humidity and temperature and preasu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10"/>
          <table:table-cell table:number-columns-repeated="3"/>
          <table:table-cell table:style-name="ce8" office:value-type="string" calcext:value-type="string">
            <text:p>3. Aceleration, gyroscope and preasure</text:p>
          </table:table-cell>
          <table:table-cell table:style-name="ce8" office:value-type="string" calcext:value-type="string">
            <text:p>I2C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eyboard. Connect keyboard, and read char in main function. And measure how long it take time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yboard. Read digits using interrupt.Timer3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Keyboard. Read digits using Chanel 1, timer 1</text:p>
          </table:table-cell>
          <table:table-cell table:style-name="ce3"/>
          <table:table-cell table:number-columns-repeated="2"/>
          <table:table-cell table:style-name="ce8" office:value-type="string" calcext:value-type="string">
            <text:p>3. Clock</text:p>
          </table:table-cell>
          <table:table-cell table:style-name="ce8" office:value-type="string" calcext:value-type="string">
            <text:p>DS3231</text:p>
          </table:table-cell>
          <table:table-cell table:style-name="ce8" office:value-type="string" calcext:value-type="string">
            <text:p>I2C</text:p>
          </table:table-cell>
          <table:table-cell table:style-name="ce8" office:value-type="string" calcext:value-type="string">
            <text:p>1. Always print data on OLED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8" office:value-type="string" calcext:value-type="string">
            <text:p>2. Set hours/minute/second and date</text:p>
          </table:table-cell>
        </table:table-row>
        <table:table-row table:style-name="ro1">
          <table:table-cell/>
          <table:table-cell office:value-type="string" calcext:value-type="string">
            <text:p>Timer 1. Encoder mode. Connect and first test run in main loop. Print value on LCD.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8" office:value-type="string" calcext:value-type="string">
            <text:p>4. Game</text:p>
          </table:table-cell>
          <table:table-cell table:style-name="ce8" office:value-type="string" calcext:value-type="string">
            <text:p>Snake</text:p>
          </table:table-cell>
          <table:table-cell table:style-name="ce8"/>
          <table:table-cell table:style-name="ce8" office:value-type="string" calcext:value-type="string">
            <text:p>Using gamepad button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NSORS</text:p>
          </table:table-cell>
          <table:table-cell table:style-name="ce11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ed i2c bus scanner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tect BME280. 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tect DS3231</text:p>
          </table:table-cell>
          <table:table-cell table:style-name="ce1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Detect </text:span> OLED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Detect </text:span> MPU6050</text:p>
          </table:table-cell>
          <table:table-cell table:style-name="ce2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Detect hmc5883l <text:s/>магнітометр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Detect <text:span text:style-name="T2">ms5611</text:span></text:p>
          </table:table-cell>
          <table:table-cell table:style-name="ce20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Detect <text:span text:style-name="T2">apds9960</text:span>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d and save data from BME280 in main data structure (T, H and P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d and save data from MPU6050 in main data structure (acce X,Y,Z and gyro X,Y and Z)</text:p>
          </table:table-cell>
          <table:table-cell table:style-name="ce26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<text:span text:style-name="T3">Read and save data from </text:span><text:span text:style-name="T4">ms5611</text:span><text:span text:style-name="T5"> in main data structure  (Pressure)</text:span>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<text:span text:style-name="T6">Read and save data from </text:span><text:span text:style-name="T7">apds9960</text:span><text:span text:style-name="T8"> in main data structure  (gesture)</text:span>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ad T and H from AM2302 sensor</text:p>
          </table:table-cell>
          <table:table-cell table:style-name="ce35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span text:style-name="T1">Read data from </text:span><text:span text:style-name="T9">hmc5883 magnitometr</text:span></text:p>
          </table:table-cell>
          <table:table-cell table:style-name="ce2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string" calcext:value-type="string">
            <text:p>Init NRF21</text:p>
          </table:table-cell>
          <table:table-cell table:style-name="ce41" office:value-type="string" calcext:value-type="string">
            <text:p>DONE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5"/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Add initiation senoor on Sensors on LC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l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nt data on O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ad time from DS32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time on OL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ite set function for cloc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Зробити другий дівайс з NRF модулем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a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Провірка контрольної суми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Паралельний проект. Спробувати режити сліп, на stm32f103, Виміряти енергоспоживання, просипатись від переривання по таймера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4:44:09.074296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6:06:13.587617791</meta:creation-date>
    <meta:generator>LibreOffice/6.0.7.3$Linux_X86_64 LibreOffice_project/00m0$Build-3</meta:generator>
    <dc:date>2021-06-17T19:02:37.928615304</dc:date>
    <meta:editing-duration>P28DT11H23M21S</meta:editing-duration>
    <meta:editing-cycles>96</meta:editing-cycles>
    <meta:document-statistic meta:table-count="1" meta:cell-count="149" meta:object-count="0"/>
  </office:meta>
</office:document-meta>
</file>